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484</text:p>
          </table:table-cell>
          <table:table-cell table:style-name="ce1" office:value-type="string">
            <text:p>アンパンマン・のびのびワーク２歳</text:p>
            <text:p>手をしっかり洗ったら、タオルでしっかり水気を取りましょう。</text:p>
          </table:table-cell>
          <table:table-cell table:style-name="ce1" office:value-type="string">
            <text:p>サイト「将棋ルール．ｃｏｍ」</text:p>
            <text:p>対局の大まかな流れ</text:p>
          </table:table-cell>
          <table:table-cell table:style-name="ce1" office:value-type="string">
            <text:p>サイト「将棋ルール．ｃｏｍ」</text:p>
            <text:p>序盤で優勢に持っていく事は難しい。ここら辺も意識していかないとやっていけないんだろうなー。</text:p>
          </table:table-cell>
          <table:table-cell table:style-name="ce1" office:value-type="string">
            <text:p>練習局面課題演習　東大将棋８　４級　１周目　第１問</text:p>
            <text:p>０．０００５５％　－４０５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485</text:p>
          </table:table-cell>
          <table:table-cell table:style-name="ce1" office:value-type="string">
            <text:p>アンパンマン・のびのびワーク２歳</text:p>
            <text:p>続いては歯磨きのおけいこ。まずは横に磨く。</text:p>
          </table:table-cell>
          <table:table-cell table:style-name="ce1" office:value-type="string">
            <text:p>サイト「将棋ルール．ｃｏｍ」</text:p>
            <text:p>先手・後手の決め方</text:p>
          </table:table-cell>
          <table:table-cell table:style-name="ce1" office:value-type="string">
            <text:p>サイト「将棋ルール．ｃｏｍ」</text:p>
            <text:p>中盤では駒がぶつかり、激しい攻防へ発展する。本当に戦をやっているようなイメージになります。</text:p>
          </table:table-cell>
          <table:table-cell table:style-name="ce1" office:value-type="string">
            <text:p>練習局面課題演習　東大将棋無双１　１０級　１周目　第１問</text:p>
            <text:p>０．０００５５％　－４０５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486</text:p>
          </table:table-cell>
          <table:table-cell office:value-type="string">
            <text:p>アンパンマン・のびのびワーク２歳</text:p>
            <text:p>横に磨いたら次は縦に磨く。良い歯の磨き方ってあるんですよねー。もう一度歯医者に行って聞いてみようっと。</text:p>
          </table:table-cell>
          <table:table-cell office:value-type="string">
            <text:p>日本将棋連盟「将棋の基礎知識」</text:p>
            <text:p>将棋は二人で行うゲーム。</text:p>
            <text:p>目標としてはこの復習を１日に１周したいんですよねー。頑張って量を増やしていこう。</text:p>
          </table:table-cell>
          <table:table-cell office:value-type="string">
            <text:p>サイト「将棋ルール．ｃｏｍ」</text:p>
            <text:p>ここら辺から形勢が傾き始める。頭をフル回転させて、駒の損得を意識しながら優勢を築こう。</text:p>
          </table:table-cell>
          <table:table-cell office:value-type="string">
            <text:p>練習局面課題演習　東大将棋無双２　１０級　１周目　第１問</text:p>
            <text:p>０．０００５５％　－４０５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487</text:p>
          </table:table-cell>
          <table:table-cell table:style-name="ce1" office:value-type="string">
            <text:p>アンパンマン・のびのびワーク２歳</text:p>
            <text:p>再び１対１対応の練習。今回は皆をブランコに乗せる課題でした。</text:p>
          </table:table-cell>
          <table:table-cell table:style-name="ce1" office:value-type="string">
            <text:p>日本将棋連盟「将棋の基礎知識」</text:p>
            <text:p>将棋は盤駒を使って行う</text:p>
          </table:table-cell>
          <table:table-cell table:style-name="ce1" office:value-type="string">
            <text:p>サイト「将棋ルール．ｃｏｍ」</text:p>
            <text:p>終盤は１手の違いが命取りに。そして中盤と終盤の境目はあまりはっきりしていないとのこと。うーん、指し方難しそうだなあ。</text:p>
          </table:table-cell>
          <table:table-cell table:style-name="ce1" office:value-type="string">
            <text:p>練習局面課題演習　東大将棋無双１　９級　１周目　第１問</text:p>
            <text:p>０．０００５６％　－４０５０　５７級　たまご</text:p>
            <text:p>達成率アップ！</text:p>
            <text:p>序盤・中盤・終盤とは何ぞやという所を学習しました。それぞれの段階でどんな事を考えて、具体的にどう指していくかは追々学ぶとして、まずは３つの場面がある事を肝に銘じておきましょう。</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488</text:p>
          </table:table-cell>
          <table:table-cell table:style-name="ce1" office:value-type="string">
            <text:p>アンパンマン・のびのびワーク２歳</text:p>
            <text:p>コキンちゃんの持っている２つのボールで大きいのはどちら？？？物の大きさの感覚を養う課題ですね。</text:p>
          </table:table-cell>
          <table:table-cell table:style-name="ce1" office:value-type="string">
            <text:p>日本将棋連盟「将棋の基礎知識」</text:p>
            <text:p>将棋は二人の対局者が交互に指す。</text:p>
          </table:table-cell>
          <table:table-cell table:style-name="ce1" office:value-type="string">
            <text:p>サイト「将棋ルール．ｃｏｍ」</text:p>
            <text:p>終盤になると駒の損得よりも相手の王様を如何に速く詰ませられるかに目的が移る。詰将棋等で終盤力を鍛えよう！</text:p>
          </table:table-cell>
          <table:table-cell table:style-name="ce1" office:value-type="string">
            <text:p>練習局面課題演習　東大将棋無双２　９級　１周目　第１問</text:p>
            <text:p>０．０００５６％　－４０４９　５７級　たまご</text:p>
            <text:p>絶対レートアップ！</text:p>
            <text:p>序盤・中盤・終盤という３つの段階を意識して指し回す必要性がある事を学びましたね。今どの段階にいるのかをよく考えて次の手を決めていく事から始めてみよう。</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489</text:p>
          </table:table-cell>
          <table:table-cell table:style-name="ce1" office:value-type="string">
            <text:p>アンパンマン・のびのびワーク２歳</text:p>
            <text:p>今度はドキンちゃんの持っている２つのボールの大きさを比較。大小が分かり易い。</text:p>
          </table:table-cell>
          <table:table-cell table:style-name="ce1" office:value-type="string">
            <text:p>日本将棋連盟「将棋の基礎知識」</text:p>
            <text:p>駒の並べ方</text:p>
          </table:table-cell>
          <table:table-cell table:style-name="ce1" office:value-type="string">
            <text:p>サイト「将棋ルール．ｃｏｍ」</text:p>
            <text:p>次は、将棋の勝敗の決まり方についての解説です。</text:p>
          </table:table-cell>
          <table:table-cell table:style-name="ce1" office:value-type="string">
            <text:p>練習局面課題演習　やねうら王　Ｓ４級　１周目　第１問</text:p>
            <text:p>０．０００５６％　－４０４９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490</text:p>
          </table:table-cell>
          <table:table-cell table:style-name="ce1" office:value-type="string">
            <text:p>アンパンマン・のびのびワーク２歳</text:p>
            <text:p>応用問題。先程のコキンちゃんとドキンちゃんの持っている２つずつのボール、合計４つの中から一番大きい物を選ぶ。大きさの順に並べ替える問題です。</text:p>
          </table:table-cell>
          <table:table-cell table:style-name="ce1" office:value-type="string">
            <text:p>日本将棋連盟「将棋の基礎知識」</text:p>
            <text:p>駒を取る・打つ・成る</text:p>
          </table:table-cell>
          <table:table-cell table:style-name="ce1" office:value-type="string">
            <text:p>サイト「将棋ルール．ｃｏｍ」</text:p>
            <text:p>勝敗の決まり方は５パターン！！！？？？</text:p>
          </table:table-cell>
          <table:table-cell table:style-name="ce1" office:value-type="string">
            <text:p>練習局面課題演習　タヌキＳＤＴ５　Ｓ４級　１周目　第１問</text:p>
            <text:p>０．０００５６％　－４０４９　５７級　たまご</text:p>
          </table:table-cell>
          <table:table-cell table:style-name="ce1" table:number-columns-repeated="17"/>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6"/>
          <table:table-cell table:style-name="ce3"/>
          <table:table-cell table:style-name="ce1" table:number-columns-repeated="17"/>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154">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4">2022/06/04</text:date>, <text:time>00:29: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4DT6H8M53S</meta:editing-duration>
    <meta:editing-cycles>163</meta:editing-cycles>
    <meta:generator>OpenOffice/4.1.6$Win32 OpenOffice.org_project/416m1$Build-9790</meta:generator>
    <dc:date>2022-06-04T00:29:53.26</dc:date>
    <meta:document-statistic meta:table-count="1" meta:cell-count="48" meta:object-count="0"/>
    <meta:user-defined meta:name="Info 1"/>
    <meta:user-defined meta:name="Info 2"/>
    <meta:user-defined meta:name="Info 3"/>
    <meta:user-defined meta:name="Info 4"/>
  </office:meta>
</office:document-meta>
</file>